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39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0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2" table:default-cell-style-name="ce1"/>
        <table:table-column table:style-name="co5" table:default-cell-style-name="ce1"/>
        <table:table-column table:style-name="co1" table:number-columns-repeated="980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3">
            <text:p>3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4">
            <text:p>4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3">
            <text:p>3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4">
            <text:p>4</text:p>
          </table:table-cell>
          <table:table-cell table:style-name="ce15" table:formula="of:=COUNTIF([.Z4:.Z52];&quot;x&quot;)" office:value-type="float" office:value="4">
            <text:p>4</text:p>
          </table:table-cell>
          <table:table-cell table:style-name="ce15" table:formula="of:=COUNTIF([.AA4:.AA52];&quot;x&quot;)" office:value-type="float" office:value="4">
            <text:p>4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#x&quot;)" office:value-type="float" office:value="0">
            <text:p>0</text:p>
          </table:table-cell>
          <table:table-cell table:style-name="ce15" table:formula="of:=COUNTIF([.AF4:.AF52];&quot;#x&quot;)" office:value-type="float" office:value="0">
            <text:p>0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x&quot;)" office:value-type="float" office:value="4">
            <text:p>4</text:p>
          </table:table-cell>
          <table:table-cell table:style-name="ce15" table:formula="of:=COUNTIF([.AI4:.AI52];&quot;x&quot;)" office:value-type="float" office:value="4">
            <text:p>4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2">
            <text:p>2</text:p>
          </table:table-cell>
          <table:table-cell table:style-name="ce15" table:formula="of:=COUNTIF([.AP4:.AP52];&quot;x&quot;)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2">
            <text:p>2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7T08:41:15.29">
            <text:p>2021/4/17 8:41</text:p>
          </table:table-cell>
          <table:table-cell table:style-name="ce8" table:number-columns-repeated="2"/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17T08:41:15.29">
            <text:p>0417 <text:s/>841</text:p>
          </table:table-cell>
          <table:table-cell table:number-columns-repeated="98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O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29">
            <text:p>0417 <text:s/>841</text:p>
          </table:table-cell>
          <table:table-cell table:number-columns-repeated="98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O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7T08:41:15.29">
            <text:p>2021/4/17 8:41</text:p>
          </table:table-cell>
          <table:table-cell table:number-columns-repeated="98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O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7T08:41:15.29">
            <text:p>2021/4/17 8:41</text:p>
          </table:table-cell>
          <table:table-cell table:number-columns-repeated="98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O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O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O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O10];&quot;x&quot;)" office:value-type="float" office:value="2">
            <text:p>2</text:p>
          </table:table-cell>
          <table:table-cell table:style-name="ce11"/>
          <table:table-cell table:style-name="ce11" office:value-type="string">
            <text:p>một hộp nằm[있습니다 trên sàn[바닥~1 nhà[집. / ba tấm gỗ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O11];&quot;x&quot;)" office:value-type="float" office:value="2">
            <text:p>2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O1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O13];&quot;x&quot;)" office:value-type="float" office:value="2">
            <text:p>2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  <text:p/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O14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19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O15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O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O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O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O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17T08:41:15.32">
            <text:p>2021/4/17 8:41</text:p>
          </table:table-cell>
          <table:table-cell table:number-columns-repeated="98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O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O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O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O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O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O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O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O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O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O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O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O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O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0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O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O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O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O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0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O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O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35">
            <text:p>0417 <text:s/>841</text:p>
          </table:table-cell>
          <table:table-cell table:number-columns-repeated="980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O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35">
            <text:p>0417 <text:s/>841</text:p>
          </table:table-cell>
          <table:table-cell table:number-columns-repeated="980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O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17T08:41:15.35">
            <text:p>0417 <text:s/>841</text:p>
          </table:table-cell>
          <table:table-cell table:number-columns-repeated="980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O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7T08:41:15.35">
            <text:p>0417 <text:s/>841</text:p>
          </table:table-cell>
          <table:table-cell table:number-columns-repeated="98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O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7T08:41:15.35">
            <text:p>0417 <text:s/>841</text:p>
          </table:table-cell>
          <table:table-cell table:number-columns-repeated="980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O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36">
            <text:p>0417 <text:s/>841</text:p>
          </table:table-cell>
          <table:table-cell table:number-columns-repeated="98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O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36">
            <text:p>0417 <text:s/>841</text:p>
          </table:table-cell>
          <table:table-cell table:number-columns-repeated="98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O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36">
            <text:p>0417 <text:s/>841</text:p>
          </table:table-cell>
          <table:table-cell table:number-columns-repeated="98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O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0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17T08:41:15.36">
            <text:p>0417 <text:s/>841</text:p>
          </table:table-cell>
          <table:table-cell table:number-columns-repeated="98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O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O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17">
            <text:p>4月17日</text:p>
          </table:table-cell>
          <table:table-cell table:number-columns-repeated="980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O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19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17T08:41:15.36">
            <text:p>0417 <text:s/>841</text:p>
          </table:table-cell>
          <table:table-cell table:number-columns-repeated="98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O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19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80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37">
            <text:p>0417 <text:s/>841</text:p>
          </table:table-cell>
          <table:table-cell table:number-columns-repeated="980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7T08:41:15.37">
            <text:p>0417 <text:s/>841</text:p>
          </table:table-cell>
          <table:table-cell table:number-columns-repeated="980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table:style-name="ce10" table:formula="of:=NOW()" office:value-type="date" office:date-value="2021-04-17T08:41:15.37">
            <text:p>0417 <text:s/>841</text:p>
          </table:table-cell>
          <table:table-cell office:value-type="string">
            <text:p>*</text:p>
          </table:table-cell>
          <table:table-cell table:number-columns-repeated="98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formula="of:=COUNTIF([.S49:.AE49];&quot;x&quot;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1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5">
            <text:p>0417 <text:s/>841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5">
            <text:p>0417 <text:s/>841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6">
            <text:p>0417 <text:s/>841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6">
            <text:p>0417 <text:s/>841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6">
            <text:p>0417 <text:s/>841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6">
            <text:p>0417 <text:s/>841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6">
            <text:p>0417 <text:s/>841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6">
            <text:p>0417 <text:s/>841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7">
            <text:p>0417 <text:s/>841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48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">
            <text:p>0417 <text:s/>841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">
            <text:p>0417 <text:s/>841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">
            <text:p>0417 <text:s/>841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">
            <text:p>0417 <text:s/>841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">
            <text:p>0417 <text:s/>841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1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2">
            <text:p>0417 <text:s/>841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3">
            <text:p>0417 <text:s/>841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4">
            <text:p>0417 <text:s/>841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40"/>
          <table:table-cell/>
          <table:table-cell table:style-name="ce12"/>
          <table:table-cell table:style-name="ce24" table:formula="of:=NOW()" office:value-type="date" office:date-value="2021-04-17T08:41:15.55">
            <text:p>0417 <text:s/>841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7" office:value-type="string">
            <text:p>Nie kupiłem wczoraj.</text:p>
          </table:table-cell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8" office:value-type="string">
            <text:p>매끄럽게 연주 할 것인지, 음을 불어 내기 전에 숨을 멈출 것인지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7" office:value-type="string">
            <text:p>I karmiła koty.</text:p>
          </table:table-cell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8" office:value-type="string">
            <text:p>거기 고양이 두 마리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8" office:value-type="string">
            <text:p>나는 그들에게 음식을 준다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7" office:value-type="string">
            <text:p>Я играл на японской флейте</text:p>
          </table:table-cell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7" office:value-type="string">
            <text:p>Zjadłem przekąskę na lunch.</text:p>
          </table:table-cell>
          <table:table-cell table:style-name="ce39" office:value-type="string" table:number-columns-spanned="2" table:number-rows-spanned="1">
            <text:p>Я перекусил на обед.</text:p>
          </table:table-cell>
          <table:covered-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4">
            <text:p>29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6">
            <text:p>29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7">
            <text:p>29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9">
            <text:p>29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0">
            <text:p>30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1">
            <text:p>30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2">
            <text:p>30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3">
            <text:p>30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5">
            <text:p>30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6">
            <text:p>30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7">
            <text:p>30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8">
            <text:p>30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9">
            <text:p>30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0">
            <text:p>31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1">
            <text:p>31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3">
            <text:p>31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40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7T08:41:10.75">
            <text:p>0417 <text:s/>841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7T08:41:15.81">
            <text:p>0417 <text:s/>841</text:p>
          </table:table-cell>
          <table:table-cell table:style-name="ce24" table:formula="of:=NOW()" office:value-type="date" office:date-value="2021-04-17T08:41:15.81">
            <text:p>0417 <text:s/>841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7T08:41:15.81">
            <text:p>0417 <text:s/>84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3" office:value-type="date" office:date-value="2021-03-20T14:36:31.78">
            <text:p>0320</text:p>
          </table:table-cell>
          <table:table-cell table:style-name="ce43" office:value-type="date" office:date-value="2021-03-21T10:50:44.88">
            <text:p>0321</text:p>
          </table:table-cell>
          <table:table-cell table:style-name="ce43" office:value-type="date" office:date-value="2021-03-22T16:19:02.51">
            <text:p>0322</text:p>
          </table:table-cell>
          <table:table-cell table:style-name="ce43" office:value-type="date" office:date-value="2021-03-23T09:01:30.66">
            <text:p>0323</text:p>
          </table:table-cell>
          <table:table-cell table:style-name="ce43" office:value-type="date" office:date-value="2021-03-24T14:23:17.96">
            <text:p>0324</text:p>
          </table:table-cell>
          <table:table-cell table:style-name="ce43" office:value-type="date" office:date-value="2021-03-25T12:57:57.93">
            <text:p>0325</text:p>
          </table:table-cell>
          <table:table-cell table:style-name="ce43" table:number-columns-repeated="4"/>
          <table:table-cell table:style-name="ce24" table:formula="of:=NOW()" office:value-type="date" office:date-value="2021-04-17T08:41:15.9">
            <text:p>0417 <text:s/>841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0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7T08:41:15.9">
            <text:p>0417 <text:s/>841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0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7T08:41:15.91">
            <text:p>0417 <text:s/>841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0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4" table:number-columns-repeated="5"/>
          <table:table-cell table:style-name="ce24" table:formula="of:=NOW()" office:value-type="date" office:date-value="2021-04-17T08:41:15.91">
            <text:p>0417 <text:s/>841</text:p>
          </table:table-cell>
          <table:table-cell table:number-columns-repeated="1009"/>
        </table:table-row>
        <table:table-row table:style-name="ro37">
          <table:table-cell table:style-name="ce42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0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4" table:number-columns-repeated="5"/>
          <table:table-cell table:style-name="ce24" table:formula="of:=NOW()" office:value-type="date" office:date-value="2021-04-17T08:41:15.91">
            <text:p>0417 <text:s/>841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0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4" table:number-columns-repeated="5"/>
          <table:table-cell table:style-name="ce24" table:formula="of:=NOW()" office:value-type="date" office:date-value="2021-04-17T08:41:15.91">
            <text:p>0417 <text:s/>841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0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7T08:41:15.92">
            <text:p>0417 <text:s/>841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0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table:number-columns-repeated="4"/>
          <table:table-cell table:style-name="ce24" table:formula="of:=NOW()" office:value-type="date" office:date-value="2021-04-17T08:41:15.92">
            <text:p>0417 <text:s/>841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number-columns-repeated="5" table:style-name="ce44" office:value-type="string">
            <text:p>#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7T08:41:15.92">
            <text:p>0417 <text:s/>841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7T08:41:15.92">
            <text:p>0417 <text:s/>841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7T08:41:15.92">
            <text:p>0417 <text:s/>841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40"/>
          <table:table-cell table:style-name="ce14"/>
          <table:table-cell table:style-name="ce12" table:number-columns-repeated="5"/>
          <table:table-cell table:style-name="ce44" table:number-columns-repeated="5"/>
          <table:table-cell table:style-name="ce24" table:formula="of:=NOW()" office:value-type="date" office:date-value="2021-04-17T08:41:15.92">
            <text:p>0417 <text:s/>84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10" table:formula="of:=NOW()" office:value-type="date" office:date-value="2021-04-17T08:41:15.9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table:style-name="ce24" table:formula="of:=NOW()" office:value-type="date" office:date-value="2021-04-17T08:41:15.92">
            <text:p>0417 <text:s/>841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2021/04/17</text:date>, <text:time>08:4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7T08:41:15</dc:date>
    <dc:creator>iwabuchi ken</dc:creator>
    <meta:editing-duration>P1DT13H11M31S</meta:editing-duration>
    <meta:editing-cycles>232</meta:editing-cycles>
    <meta:generator>OpenOffice/4.1.3$Win32 OpenOffice.org_project/413m1$Build-9783</meta:generator>
    <meta:document-statistic meta:table-count="3" meta:cell-count="2389" meta:object-count="0"/>
  </office:meta>
</office:document-meta>
</file>